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" svg:font-family="San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officeooo:paragraph-rsid="00040f40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officeooo:paragraph-rsid="0001d5e9" style:font-size-asian="14pt" style:font-size-complex="14pt"/>
    </style:style>
    <style:style style:name="T1" style:family="text">
      <style:text-properties fo:font-variant="normal" fo:text-transform="none" fo:color="#292929" style:font-name="charter" fo:font-size="15.75pt" fo:letter-spacing="normal" fo:font-style="normal" fo:font-weight="normal"/>
    </style:style>
    <style:style style:name="T2" style:family="text">
      <style:text-properties fo:font-variant="normal" fo:text-transform="none" fo:color="#292929" style:font-name="charter" fo:font-size="15.75pt" fo:letter-spacing="normal" fo:font-style="normal" fo:font-weight="normal" officeooo:rsid="00024a63"/>
    </style:style>
    <style:style style:name="T3" style:family="text">
      <style:text-properties fo:font-variant="normal" fo:text-transform="none" fo:color="#292929" style:font-name="charter" fo:font-size="15.75pt" fo:letter-spacing="normal" fo:font-style="normal" fo:font-weight="normal" officeooo:rsid="000261f5"/>
    </style:style>
    <style:style style:name="T4" style:family="text">
      <style:text-properties fo:font-variant="normal" fo:text-transform="none" fo:color="#292929" style:font-name="charter" fo:font-size="15.75pt" fo:letter-spacing="normal" fo:font-style="normal" fo:font-weight="normal" officeooo:rsid="00040f40"/>
    </style:style>
    <style:style style:name="T5" style:family="text">
      <style:text-properties fo:font-variant="normal" fo:text-transform="none" fo:color="#292929" fo:font-size="15.75pt" fo:letter-spacing="normal" fo:font-style="normal" fo:font-weight="normal"/>
    </style:style>
    <style:style style:name="T6" style:family="text">
      <style:text-properties fo:font-variant="normal" fo:text-transform="none" fo:color="#292929" fo:font-size="15.75pt" fo:letter-spacing="normal" fo:font-style="normal" fo:font-weight="normal" officeooo:rsid="00040f40"/>
    </style:style>
    <style:style style:name="T7" style:family="text">
      <style:text-properties fo:font-variant="normal" fo:text-transform="none" fo:color="#292929" fo:font-size="15.75pt" fo:letter-spacing="normal" fo:font-style="normal" fo:font-weight="normal" officeooo:rsid="000261f5"/>
    </style:style>
    <style:style style:name="T8" style:family="text">
      <style:text-properties fo:font-variant="normal" fo:text-transform="none" fo:color="#292929" fo:font-size="15.75pt" fo:letter-spacing="normal" fo:font-style="normal" fo:font-weight="normal" officeooo:rsid="00024a63"/>
    </style:style>
    <style:style style:name="T9" style:family="text">
      <style:text-properties fo:font-variant="normal" fo:text-transform="none" fo:color="#292929" fo:letter-spacing="normal" fo:font-style="normal" fo:font-weight="normal"/>
    </style:style>
    <style:style style:name="T10" style:family="text">
      <style:text-properties fo:font-variant="normal" fo:text-transform="none" fo:color="#292929" fo:letter-spacing="normal" fo:font-style="normal" fo:font-weight="normal" officeooo:rsid="00040f40"/>
    </style:style>
    <style:style style:name="T11" style:family="text">
      <style:text-properties fo:font-variant="normal" fo:text-transform="none" fo:color="#292929" fo:letter-spacing="normal" fo:font-style="normal" fo:font-weight="normal" officeooo:rsid="000261f5"/>
    </style:style>
    <style:style style:name="T12" style:family="text">
      <style:text-properties fo:font-variant="normal" fo:text-transform="none" fo:color="#292929" fo:letter-spacing="normal" fo:font-style="normal" fo:font-weight="normal" officeooo:rsid="00024a63"/>
    </style:style>
    <style:style style:name="T13" style:family="text">
      <style:text-properties fo:font-variant="normal" fo:text-transform="none" fo:color="#292929" fo:letter-spacing="normal" fo:font-style="normal" fo:font-weight="normal" officeooo:rsid="0005ebd6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040f40"/>
    </style:style>
    <style:style style:name="T16" style:family="text">
      <style:text-properties fo:font-variant="normal" fo:text-transform="none" fo:letter-spacing="normal" fo:font-style="normal" fo:font-weight="normal" officeooo:rsid="0005ebd6"/>
    </style:style>
    <style:style style:name="T17" style:family="text">
      <style:text-properties fo:font-variant="normal" fo:text-transform="none" fo:letter-spacing="normal" fo:font-style="normal" fo:font-weight="normal" officeooo:rsid="000261f5"/>
    </style:style>
    <style:style style:name="T18" style:family="text">
      <style:text-properties fo:font-variant="normal" fo:text-transform="none" fo:letter-spacing="normal" fo:font-style="normal" fo:font-weight="normal" officeooo:rsid="00024a63"/>
    </style:style>
    <style:style style:name="T19" style:family="text">
      <style:text-properties fo:font-variant="normal" fo:text-transform="none" fo:letter-spacing="normal" fo:font-style="normal" fo:font-weight="normal" officeooo:rsid="00072fdf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1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2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23" style:family="text">
      <style:text-properties officeooo:rsid="000261f5"/>
    </style:style>
    <style:style style:name="T24" style:family="text">
      <style:text-properties officeooo:rsid="00040f40"/>
    </style:style>
    <style:style style:name="T25" style:family="text">
      <style:text-properties fo:font-style="italic" officeooo:rsid="000261f5" style:font-style-asian="italic" style:font-style-complex="italic"/>
    </style:style>
    <style:style style:name="T26" style:family="text">
      <style:text-properties fo:font-style="italic" officeooo:rsid="00040f40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23"><text:tab/>O nome </text:span><text:span text:style-name="T27">Javascript</text:span><text:span text:style-name="T23"> foi uma decisão de marketing feita pela empresa </text:span><text:span text:style-name="T27">Netscape</text:span><text:span text:style-name="T23">, inspirado na linguagem </text:span><text:span text:style-name="T27">Java</text:span><text:span text:style-name="T23">, muito popular na época. Porém, c</text:span><text:span text:style-name="T14">omo </text:span><text:span text:style-name="T15">esse nome</text:span><text:span text:style-name="T14"> já havia sido patenteado p</text:span><text:span text:style-name="T15">or uma antiga parceira comercial – a empresa </text:span><text:span text:style-name="T21">Sun</text:span><text:span text:style-name="T14"> Microsystems (</text:span><text:span text:style-name="T15">e </text:span><text:span text:style-name="T14">atual </text:span><text:span text:style-name="T21">Oracle</text:span><text:span text:style-name="T14">), optou-se por definir um novo nome à linguagem utilizando a junção das palavras </text:span><text:span text:style-name="T21">ECMA</text:span><text:span text:style-name="T14"> e Javascript, surgindo então </text:span><text:span text:style-name="T16">a</text:span><text:span text:style-name="T14"> </text:span><text:span text:style-name="T21">ECMAScript</text:span><text:span text:style-name="T14">.</text:span> <text:span text:style-name="T24">Isso devido à sacanagem da </text:span><text:span text:style-name="T28">Microsoft</text:span><text:span text:style-name="T24"> de copiar descaradamente a linguagem, lançando a Jscript. Obrigando assim, a Netscape a patentear sua linguagem junto ao padrão europeu ECMA. </text:span><text:span text:style-name="T14">Portanto é </text:span><text:span text:style-name="T17">correto</text:span><text:span text:style-name="T14"> afirmar que o nome oficial de JavaScript é ECMAScript.</text:span> </text:p>
      <text:p text:style-name="P3"/>
      <text:p text:style-name="P3"><text:span text:style-name="T18">As tecnologias JS </text:span><text:span text:style-name="T14">que tem sido mais utilizad</text:span><text:span text:style-name="T18">a</text:span><text:span text:style-name="T14">s no Brasil são o Node.js (que não é um framework ou biblioteca e sim um</text:span><text:span text:style-name="T19">a</text:span><text:span text:style-name="T14"> runtime em JS), Angular e Vu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" svg:font-family="San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14T22:34:25.841000000</dc:date>
    <meta:editing-duration>PT15M32S</meta:editing-duration>
    <meta:editing-cycles>2</meta:editing-cycles>
    <meta:document-statistic meta:table-count="0" meta:image-count="0" meta:object-count="0" meta:page-count="1" meta:paragraph-count="2" meta:word-count="128" meta:character-count="788" meta:non-whitespace-character-count="658"/>
  </office:meta>
</office:document-meta>
</file>